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</style:style>
    <style:style style:name="P3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align="start" style:justify-single-word="false" fo:text-indent="0cm" style:auto-text-indent="false" fo:background-color="transparen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1a21a1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a21a1"/>
    </style:style>
    <style:style style:name="P6" style:family="paragraph" style:parent-style-name="Standard">
      <style:paragraph-properties fo:text-align="start" style:justify-single-word="false"/>
      <style:text-properties officeooo:paragraph-rsid="001d2e5a"/>
    </style:style>
    <style:style style:name="P7" style:family="paragraph" style:parent-style-name="Text_20_body">
      <style:paragraph-properties fo:text-align="start" style:justify-single-word="false"/>
      <style:text-properties officeooo:paragraph-rsid="001d2e5a"/>
    </style:style>
    <style:style style:name="P8" style:family="paragraph" style:parent-style-name="Text_20_body">
      <style:paragraph-properties fo:text-align="start" style:justify-single-word="false"/>
      <style:text-properties officeooo:paragraph-rsid="001e172f"/>
    </style:style>
    <style:style style:name="P9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1a21a1" officeooo:paragraph-rsid="001a21a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1a1" officeooo:paragraph-rsid="001a21a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1a1" officeooo:paragraph-rsid="001a21a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a21a1" officeooo:paragraph-rsid="001a21a1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3pt" style:text-underline-style="solid" style:text-underline-width="auto" style:text-underline-color="font-color" fo:font-weight="bold" officeooo:rsid="001a21a1" officeooo:paragraph-rsid="001a21a1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a21a1" officeooo:paragraph-rsid="001a21a1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1a21a1" officeooo:paragraph-rsid="001a21a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1b08a5" officeooo:paragraph-rsid="001b08a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1cb70c" officeooo:paragraph-rsid="001cb70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1d0ccd" officeooo:paragraph-rsid="001d0cc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1d179e" officeooo:paragraph-rsid="001d179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1d2e5a" officeooo:paragraph-rsid="001d2e5a" style:font-size-asian="10.5pt" style:font-weight-asian="normal" style:font-size-complex="12pt" style:font-weight-complex="normal"/>
    </style:style>
    <style:style style:name="T1" style:family="text">
      <style:text-properties fo:font-size="12pt" style:text-underline-style="none" fo:font-weight="normal" officeooo:rsid="001a21a1" style:font-size-asian="10.5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a21a1" style:font-size-asian="12pt" style:font-size-complex="12pt"/>
    </style:style>
    <style:style style:name="T4" style:family="text">
      <style:text-properties style:font-size-asian="12pt"/>
    </style:style>
    <style:style style:name="T5" style:family="text">
      <style:text-properties officeooo:rsid="001cb70c"/>
    </style:style>
    <style:style style:name="T6" style:family="text">
      <style:text-properties officeooo:rsid="001d2e5a"/>
    </style:style>
    <style:style style:name="T7" style:family="text">
      <style:text-properties style:font-name="Liberation Mono" fo:font-size="12pt" style:text-underline-style="none" fo:font-weight="normal" officeooo:rsid="001d2e5a" style:font-size-asian="10.5pt" style:font-weight-asian="normal" style:font-size-complex="12pt" style:font-weight-complex="normal"/>
    </style:style>
    <style:style style:name="T8" style:family="text">
      <style:text-properties officeooo:rsid="001e17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Mosip Deployments ON-PREM</text:p>
      <text:p text:style-name="P13"/>
      <text:p text:style-name="P12">1. Install KUBECTL</text:p>
      <text:p text:style-name="P4"><text:span text:style-name="T1"><text:tab/>$ </text:span><text:span text:style-name="Source_20_Text"><text:span text:style-name="T2">curl -LO https://storage.googleapis.com/kubernetes-release/release/`curl -s </text:span></text:span><text:a xlink:type="simple" xlink:href="https://storage.googleapis.com/kubernetes-release/release/stable.txt" text:style-name="Internet_20_link" text:visited-style-name="Visited_20_Internet_20_Link"><text:span text:style-name="Source_20_Text"><text:span text:style-name="T2">https://storage.googleapis.com/kubernetes-release/release/stable.txt</text:span></text:span></text:a><text:span text:style-name="Source_20_Text"><text:span text:style-name="T2">`/bin/linux/amd64/kubectl</text:span></text:span></text:p>
      <text:p text:style-name="P5"><text:span text:style-name="Source_20_Text"><text:span text:style-name="T2"/></text:span></text:p>
      <text:p text:style-name="P2"><text:span text:style-name="Source_20_Text"><text:span text:style-name="T3">$ </text:span></text:span><text:span text:style-name="Source_20_Text"><text:span text:style-name="T2">chmod +x ./kubectl</text:span></text:span></text:p>
      <text:p text:style-name="P2"><text:span text:style-name="Source_20_Text"><text:span text:style-name="T2"/></text:span></text:p>
      <text:p text:style-name="P2"><text:span text:style-name="Source_20_Text"><text:span text:style-name="T3">$ </text:span></text:span><text:span text:style-name="Source_20_Text"><text:span text:style-name="T2">sudo mv ./kubectl /usr/local/bin/kubectl</text:span></text:span></text:p>
      <text:p text:style-name="P2"><text:span text:style-name="Source_20_Text"><text:span text:style-name="T2"/></text:span></text:p>
      <text:p text:style-name="P3"><text:span text:style-name="Source_20_Text"><text:span text:style-name="T3">$ </text:span></text:span><text:span text:style-name="Source_20_Text"><text:span text:style-name="T2">kubectl version --client</text:span></text:span></text:p>
      <text:p text:style-name="P12">2. Install HELM</text:p>
      <text:p text:style-name="P11"/>
      <text:p text:style-name="P9"><text:span text:style-name="Source_20_Text"><text:span text:style-name="T4">$ curl -fsSL -o get_helm.sh </text:span></text:span><text:a xlink:type="simple" xlink:href="https://raw.githubusercontent.com/helm/helm/master/scripts/get-helm-3" text:style-name="Internet_20_link" text:visited-style-name="Visited_20_Internet_20_Link"><text:span text:style-name="Source_20_Text"><text:span text:style-name="T4">https://raw.githubusercontent.com/helm/helm/master/scripts/get-helm-3</text:span></text:span></text:a></text:p>
      <text:p text:style-name="P9"><text:span text:style-name="Source_20_Text"/></text:p>
      <text:p text:style-name="Preformatted_20_Text"><text:span text:style-name="Source_20_Text"><text:span text:style-name="T3">$ </text:span></text:span><text:span text:style-name="Source_20_Text"><text:span text:style-name="T2">chmod 700 get_helm.sh</text:span></text:span></text:p>
      <text:p text:style-name="Preformatted_20_Text"><text:span text:style-name="Source_20_Text"><text:span text:style-name="T2"/></text:span></text:p>
      <text:p text:style-name="P1"><text:span text:style-name="Source_20_Text"><text:span text:style-name="T3">$ </text:span></text:span><text:span text:style-name="Source_20_Text"><text:span text:style-name="T2">./get_helm.sh</text:span></text:span></text:p>
      <text:p text:style-name="P10">3. Install RKE</text:p>
      <text:p text:style-name="P9"><text:span text:style-name="Source_20_Text"><text:span text:style-name="T4"/></text:span></text:p>
      <text:p text:style-name="P9"><text:span text:style-name="Source_20_Text"><text:span text:style-name="T4">$ curl -s https://api.github.com/repos/rancher/rke/releases/latest | grep download_url | grep amd64 | cut -d '"' -f 4 | wget -qi -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>$ </text:span></text:span><text:span text:style-name="Source_20_Text"><text:span text:style-name="T2">chmod +x rke_linux-amd64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>$ </text:span></text:span><text:span text:style-name="Source_20_Text"><text:span text:style-name="T2">sudo mv rke_linux-amd64 /usr/local/bin/rke</text:span></text:span></text:p>
      <text:p text:style-name="P1"><text:span text:style-name="Source_20_Text"><text:span text:style-name="T3"/></text:span></text:p>
      <text:p text:style-name="P1"><text:span text:style-name="Source_20_Text"><text:span text:style-name="T3">$ </text:span></text:span><text:span text:style-name="Source_20_Text"><text:span text:style-name="T2">rke --version</text:span></text:span></text:p>
      <text:p text:style-name="P10"/>
      <text:p text:style-name="P10">4. Install EKSCTL</text:p>
      <text:p text:style-name="P10"/>
      <text:p text:style-name="P15">$ curl --silent --location "https://github.com/weaveworks/eksctl/releases/latest/download/eksctl_$(uname -s)_amd64.tar.gz" | tar xz -C /tmp</text:p>
      <text:p text:style-name="P15"/>
      <text:p text:style-name="P15">$ sudo mv /tmp/eksctl /usr/local/bin</text:p>
      <text:p text:style-name="P15"/>
      <text:p text:style-name="P15">$ eksctl version</text:p>
      <text:p text:style-name="P15"/>
      <text:p text:style-name="P16">5 <text:span text:style-name="T5">Install AWS-CLI</text:span></text:p>
      <text:p text:style-name="P16"/>
      <text:p text:style-name="P17">$ curl "https://awscli.amazonaws.com/awscli-exe-linux-x86_64.zip" -o "awscliv2.zip"</text:p>
      <text:p text:style-name="P17"/>
      <text:p text:style-name="P17">$ unzip awscliv2.zip</text:p>
      <text:p text:style-name="P18"><text:soft-page-break/>$ sudo ./aws/install</text:p>
      <text:p text:style-name="P18"/>
      <text:p text:style-name="P18">$ aws –version</text:p>
      <text:p text:style-name="P18"/>
      <text:p text:style-name="P19">6. Create a key pair and make it available to connect</text:p>
      <text:p text:style-name="P19"/>
      <text:p text:style-name="P19">7. <text:span text:style-name="T6">generate ssh key and copy on to the worker nodes</text:span></text:p>
      <text:p text:style-name="P19"/>
      <text:p text:style-name="P20">$ ssh-keygen -t rsa</text:p>
      <text:p text:style-name="P20"/>
      <text:p text:style-name="P20">$ ssh-copy-id &lt;remote-user&gt;@&lt;remote-ip&gt;</text:p>
      <text:p text:style-name="P20"/>
      <text:p text:style-name="P6"><text:span text:style-name="T7">8. </text:span>Install docker on the remote node. Using the following command</text:p>
      <text:p text:style-name="P6"/>
      <text:p text:style-name="P7"><text:span text:style-name="Source_20_Text"><text:span text:style-name="T6">$ </text:span></text:span><text:span text:style-name="Source_20_Text">sudo apt install updates -y</text:span> </text:p>
      <text:p text:style-name="P7"><text:span text:style-name="Source_20_Text"><text:span text:style-name="T6">$ </text:span></text:span><text:span text:style-name="Source_20_Text">sudo apt install docker.io</text:span></text:p>
      <text:p text:style-name="P7"><text:span text:style-name="Source_20_Text"><text:span text:style-name="T6">$ </text:span></text:span><text:span text:style-name="Source_20_Text">sudo usermod -aG docker $USER</text:span></text:p>
      <text:p text:style-name="P7"><text:span text:style-name="Source_20_Text"><text:span text:style-name="T6">Now reboot the machine and check</text:span></text:span></text:p>
      <text:p text:style-name="P7"><text:span text:style-name="Source_20_Text"><text:span text:style-name="T6">$ docker stats</text:span></text:span></text:p>
      <text:p text:style-name="P8"><text:span text:style-name="Source_20_Text"><text:span text:style-name="T8">9. on remote nodes</text:span></text:span></text:p>
      <text:p text:style-name="P8"><text:span text:style-name="Source_20_Text"><text:span text:style-name="T8">$ ufw disable</text:span></text:span></text:p>
      <text:p text:style-name="P8"><text:span text:style-name="Source_20_Text"><text:span text:style-name="T8">$ swapoff -a; sed -i '/swap/d' /etc/fstab</text:span></text:span></text:p>
      <text:p text:style-name="P8"><text:span text:style-name="Source_20_Text"><text:span text:style-name="T8">$ cat &gt;&gt;/etc/sysctl.d/kubernetes.conf&lt;&lt;EOF</text:span></text:span></text:p>
      <text:p text:style-name="P8"><text:span text:style-name="Source_20_Text">net.bridge.bridge-nf-call-ip6tables = 1</text:span></text:p>
      <text:p text:style-name="P8"><text:span text:style-name="Source_20_Text">net.bridge.bridge-nf-call-iptables = 1</text:span></text:p>
      <text:p text:style-name="P8"><text:span text:style-name="Source_20_Text">EOF</text:span></text:p>
      <text:p text:style-name="P8"><text:span text:style-name="Source_20_Text">sysctl –system</text:span></text:p>
      <text:p text:style-name="P8"><text:span text:style-name="Source_20_Text"/></text:p>
      <text:p text:style-name="P7"><text:span text:style-name="Source_20_Text"><text:span text:style-name="T8">10</text:span></text:span><text:span text:style-name="Source_20_Text"><text:span text:style-name="T6">. Configure the cluster.yml </text:span></text:span></text:p>
      <text:p text:style-name="P7"><text:span text:style-name="Source_20_Text"><text:span text:style-name="T6">$ </text:span></text:span><text:span text:style-name="Source_20_Text">rke config</text:span></text:p>
      <text:p text:style-name="P7"><text:span text:style-name="Source_20_Text"><text:span text:style-name="T6">$ rke up</text:span></text:span></text:p>
      <text:p text:style-name="P8"><text:span text:style-name="Source_20_Text"><text:span text:style-name="T8">11. copy the kube config file and save</text:span></text:span></text:p>
      <text:p text:style-name="P8"><text:span text:style-name="Source_20_Text"><text:span text:style-name="T8">$ </text:span></text:span><text:span text:style-name="Source_20_Text">mkdir ~/.kube</text:span></text:p>
      <text:p text:style-name="P8"><text:span text:style-name="Source_20_Text"><text:span text:style-name="T8">$ </text:span></text:span><text:span text:style-name="Source_20_Text">cp kube_config_cluster.yml ~/.kube/config</text:span></text:p>
      <text:p text:style-name="P8"><text:span text:style-name="Source_20_Text"><text:span text:style-name="T8">12 Now Check the cluster</text:span></text:span></text:p>
      <text:p text:style-name="P8"><text:span text:style-name="Source_20_Text"><text:span text:style-name="T8">$ kubectl get nodes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5:05:43.515540178</meta:creation-date>
    <dc:date>2022-09-19T16:04:45.970182507</dc:date>
    <meta:editing-duration>PT14M19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2" meta:paragraph-count="50" meta:word-count="244" meta:character-count="1803" meta:non-whitespace-character-count="1610"/>
  </office:meta>
</office:document-meta>
</file>